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text-properties officeooo:rsid="00191a00" officeooo:paragraph-rsid="00191a00"/>
    </style:style>
    <style:style style:name="P11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12" style:family="paragraph" style:parent-style-name="Text_20_body">
      <style:text-properties officeooo:rsid="001c43dc" officeooo:paragraph-rsid="001c43dc"/>
    </style:style>
    <style:style style:name="P13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14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15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16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17" style:family="paragraph" style:parent-style-name="Text_20_body">
      <style:text-properties officeooo:rsid="0020395f" officeooo:paragraph-rsid="0020395f"/>
    </style:style>
    <style:style style:name="P18" style:family="paragraph" style:parent-style-name="Standard">
      <style:text-properties officeooo:paragraph-rsid="00320c4a"/>
    </style:style>
    <style:style style:name="P19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20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21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22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23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24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25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26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27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28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29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30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31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32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33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34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35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36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37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38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39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40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41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44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45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46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47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48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49" style:family="paragraph" style:parent-style-name="Heading_20_3">
      <style:text-properties officeooo:paragraph-rsid="0020395f"/>
    </style:style>
    <style:style style:name="P50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51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52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53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54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55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56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57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8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59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60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61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62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63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64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65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66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67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68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6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7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71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72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73" style:family="paragraph" style:parent-style-name="Text_20_body">
      <style:paragraph-properties fo:text-align="start" style:justify-single-word="false"/>
      <style:text-properties officeooo:paragraph-rsid="003962aa"/>
    </style:style>
    <style:style style:name="P74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75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11">No flex-box a largura de um container ou de um item é ajustado automaticamente de acordo com o espaço disponivel pra eles</text:p>
      <text:p text:style-name="P2">___________________________</text:p>
      <text:p text:style-name="P10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10">display: flex;</text:p>
      <text:h text:style-name="Heading_20_3" text:outline-level="3">nivel de linha:</text:h>
      <text:p text:style-name="P10">display: inline-flex;</text:p>
      <text:p text:style-name="P2">________________________________________________________________________________</text:p>
      <text:h text:style-name="P42" text:outline-level="1">Propriedade dos Containers</text:h>
      <text:p text:style-name="P41">Todas as propriedades aplicadas no container</text:p>
      <text:h text:style-name="P43" text:outline-level="1">Flex direction</text:h>
      <text:p text:style-name="P1">O flex-direction serve para organizar a direção do conteudo, direção em linha ou em coluna</text:p>
      <text:p text:style-name="P11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11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42" text:outline-level="1">Flex-wrap</text:h>
      <text:p text:style-name="P11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12">Flex-wrap: nowrap;</text:p>
      <text:p text:style-name="P12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12">Flex-wrap: wrap;</text:p>
      <text:p text:style-name="P12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12">Flex-wrap: wrap-reverse;</text:p>
      <text:p text:style-name="P12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42" text:outline-level="1">Justify-content</text:h>
      <text:p text:style-name="P19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16">Se o flex-direction estiver como row (linha) que é o seu valor padrão, o justify-content vai alinhar os itens na horizontal, mas se estiver como column ele vai alinhar na vertical</text:p>
      <text:p text:style-name="P16">justify-content: <text:s/>;</text:p>
      <text:p text:style-name="P16"/>
      <text:p text:style-name="P16"><text:soft-page-break/></text:p>
      <text:p text:style-name="P16"/>
      <text:p text:style-name="P16"/>
      <text:p text:style-name="P16"/>
      <text:p text:style-name="P4">___________________________</text:p>
      <text:h text:style-name="P49" text:outline-level="3">flex-start:</text:h>
      <text:p text:style-name="P17">Justify-content: flex-start;</text:p>
      <text:p text:style-name="P17">Vai alinhar os itens no começo do container no sentido horizontal, o começo geralmente fica na esquerda</text:p>
      <text:p text:style-name="P17">Com o flex-direction: column; o flex-start vai alinhar os itens no começo do container no sentido vertical, que fica geralmente na parte superior (em cima)</text:p>
      <text:p text:style-name="P4">___________________________</text:p>
      <text:h text:style-name="P50" text:outline-level="3">flex-<text:span text:style-name="T6">end</text:span>:</text:h>
      <text:p text:style-name="P20">Justify-content: flex-end;</text:p>
      <text:p text:style-name="P20">Vai alinhar os itens no final do container no sentido horizontal, o final geralmente fica na direita</text:p>
      <text:p text:style-name="P20">Com o flex-direction: column; o flex-end vai alinhar os itens no final do container no sentido vertical, que fica geralmente na parte inferior (em baixo)</text:p>
      <text:p text:style-name="P58">___________________________</text:p>
      <text:h text:style-name="P50" text:outline-level="3"><text:span text:style-name="T6">center</text:span>:</text:h>
      <text:p text:style-name="P20">Justify-content: center;</text:p>
      <text:p text:style-name="P20">Vai alinhar os itens no centro do container no sentido horizontal, ou seja, ele vai centralizar horizontalmente</text:p>
      <text:p text:style-name="P20">Com o flex-direction: column; o center vai alinhar os itens no centro do container no sentido vertical, ou seja, ele vai centralizar verticalmente</text:p>
      <text:p text:style-name="P58">___________________________</text:p>
      <text:h text:style-name="P50" text:outline-level="3"><text:span text:style-name="T6">space-between</text:span>:</text:h>
      <text:p text:style-name="P20">Justify-content: space-between;</text:p>
      <text:p text:style-name="P20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26">Com o flex-direction: column; o space-between vai fazer a mesma coisa só que no sentido vertical, o primeiro vai ficar na parte superior (em cima), o ultimo vai ficar na parte inferior (em baixo) e o resto vai ficar entre os dois</text:p>
      <text:p text:style-name="P13"><text:soft-page-break/></text:p>
      <text:p text:style-name="P13"/>
      <text:p text:style-name="P13"/>
      <text:p text:style-name="P13"/>
      <text:p text:style-name="P59">___________________________</text:p>
      <text:h text:style-name="P51" text:outline-level="3"><text:span text:style-name="T6">space-</text:span><text:span text:style-name="T7">around</text:span>:</text:h>
      <text:p text:style-name="P21">Justify-content: space-<text:span text:style-name="T7">around</text:span>;</text:p>
      <text:p text:style-name="P26">Vai fazer com que os itens fiquem destribuidos uniformemente no container, dando margens iguais tanto na esquerda quanto na direita horizontalmente</text:p>
      <text:p text:style-name="P27">Com o flex-direction: column; o space-around vai ter o mesmo comportamento só que no sentido vertical, a diferença é que as margens serão iguais tanto em cima quando em baixo, ao invés de na esquerda e direita</text:p>
      <text:p text:style-name="P60">___________________________</text:p>
      <text:h text:style-name="P52" text:outline-level="3"><text:span text:style-name="T6">space-</text:span><text:span text:style-name="T8">evenly</text:span>:</text:h>
      <text:p text:style-name="P22">Justify-content: space-<text:span text:style-name="T8">evenly</text:span>;</text:p>
      <text:p text:style-name="P28">Vai fazer <text:span text:style-name="T9">com que os itens tenham o mesmo espaçamento, tenham o mesmo espaço entre eles, até mesmo nas bordas esquerdas e direitas, tudo isso no sentido horizontal</text:span></text:p>
      <text:p text:style-name="P28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47" text:outline-level="1">Align-items</text:h>
      <text:p text:style-name="P29">O aligns items funciona quase que da mesma forma que o justify-content, só que por padrão ao inveś de alinhar os itens horizontalmente ele alinha verticalmente</text:p>
      <text:p text:style-name="P61">___________________________</text:p>
      <text:p text:style-name="P30">quando o flex-direction estiver com o valor padrão, ele vai fazer o alinhamento padrão (no caso do align-items vai ser na vertical), caso o flex-direction esteja como coluna (column) o align-items vai alinhar na horizontal</text:p>
      <text:p text:style-name="P61">___________________________</text:p>
      <text:p text:style-name="P30"><text:span text:style-name="T11">Q</text:span>uando o flex-direction estiver column o justify-content e o align-items vão inverter os papeis <text:span text:style-name="T11">(alinhamento)</text:span></text:p>
      <text:p text:style-name="P31">align-items: <text:s/>;</text:p>
      <text:p text:style-name="P61">___________________________</text:p>
      <text:h text:style-name="P53" text:outline-level="3"><text:soft-page-break/>flex-start:</text:h>
      <text:p text:style-name="P31">align-items: flex-start;</text:p>
      <text:p text:style-name="P31">Vai alinhar os itens no começo do container, no sentido vertical, ou seja, <text:span text:style-name="T12">vão</text:span> ficar na parte superior</text:p>
      <text:p text:style-name="P14">Com o flex-direction: column; o flex-start vai alinhar os itens <text:span text:style-name="T11">no sentido horizontal, ou seja, os itens vão ficar na esquerda do container</text:span></text:p>
      <text:p text:style-name="P61">___________________________</text:p>
      <text:h text:style-name="P53" text:outline-level="3">flex-<text:span text:style-name="T11">end</text:span>:</text:h>
      <text:p text:style-name="P31">align-items: flex-start;</text:p>
      <text:p text:style-name="P31">Vai alinhar os itens no final do container no sentido vertical, ou seja, vão ficar <text:span text:style-name="T12">na parte inferior do container</text:span></text:p>
      <text:p text:style-name="P15">Com o flex-direction: column; o flex-<text:span text:style-name="T12">end vai alinhar os itens no sentido horizontal, ou seja, os itens vão ficar na direita do container</text:span></text:p>
      <text:p text:style-name="P62">___________________________</text:p>
      <text:h text:style-name="P54" text:outline-level="3"><text:span text:style-name="T6">center</text:span>:</text:h>
      <text:p text:style-name="P32">align-items: <text:span text:style-name="T12">center</text:span>;</text:p>
      <text:p text:style-name="P35">Vai alinhar os itens no centro do container no sentido vertical, ou seja, ele vai centralizar verticalmente</text:p>
      <text:p text:style-name="P23">Com o flex-direction: column; o center vai <text:s/><text:span text:style-name="T13">alinhar os itens no centro no sentido horizontal, ou seja, ele vai centralizar horizontalmente</text:span></text:p>
      <text:p text:style-name="P63">___________________________</text:p>
      <text:h text:style-name="P55" text:outline-level="3"><text:span text:style-name="T13">stretch</text:span>:</text:h>
      <text:p text:style-name="P33">align-items: <text:span text:style-name="T13">stretch</text:span>;</text:p>
      <text:p text:style-name="P35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37">Basicamente ele estica o item, em coluna ou em linha, depende do flex-direction</text:p>
      <text:p text:style-name="P24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64">___________________________</text:p>
      <text:h text:style-name="P56" text:outline-level="3"><text:span text:style-name="T15">baseline</text:span>:</text:h>
      <text:p text:style-name="P34">align-items: <text:span text:style-name="T15">baseline</text:span>;</text:p>
      <text:p text:style-name="P71">vai alinhar o texto dentro do container a partir da base da primeira linha de texto de cada</text:p>
      <text:p text:style-name="P25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48" text:outline-level="1">Align-<text:span text:style-name="T17">content</text:span></text:h>
      <text:p text:style-name="P36">O align-content só vai funcionar se o container estiver com o flex-wrap: <text:span text:style-name="T18">wrap; </text:span></text:p>
      <text:p text:style-name="P36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65">___________________________</text:p>
      <text:p text:style-name="P38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66">___________________________</text:p>
      <text:p text:style-name="P38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66">___________________________</text:p>
      <text:p text:style-name="P18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39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44" text:outline-level="1">Propriedade dos <text:span text:style-name="T21">Itens</text:span></text:h>
      <text:p text:style-name="P41">Todas as propriedades aplicadas nos items do container</text:p>
      <text:h text:style-name="P42" text:outline-level="1">Order</text:h>
      <text:p text:style-name="P40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72">Order: <text:s/>;</text:p>
      <text:p text:style-name="P9">___________________________</text:p>
      <text:p text:style-name="P40">Os valores tambem correspondem a ordem, você pode botar o item 4 na posição 1 e o item 1 na posição quatro, basta fazer o seguinte:</text:p>
      <text:p text:style-name="P40">item 1 {</text:p>
      <text:p text:style-name="P40">order: 4;</text:p>
      <text:p text:style-name="P40">}</text:p>
      <text:p text:style-name="P40">item 4 {<text:line-break/>order: 1;</text:p>
      <text:p text:style-name="P40">}</text:p>
      <text:p text:style-name="P40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42" text:outline-level="1">Flex-grow</text:h>
      <text:p text:style-name="P72">Flex-grow define se o item deve crescer se necessario</text:p>
      <text:p text:style-name="P69">___________________________</text:p>
      <text:p text:style-name="P72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72">flex-grow: <text:s/>;</text:p>
      <text:p text:style-name="P69">________________________________________________________________________________</text:p>
      <text:h text:style-name="P45" text:outline-level="1">Flex-<text:span text:style-name="T22">shrink</text:span></text:h>
      <text:p text:style-name="P75">Flex-shrink define a habilidade do item de incolher dentro do container, ela recebe valores numericos e tem o comportamento parecido com o flex-grow</text:p>
      <text:p text:style-name="P70"><text:soft-page-break/>________________________________________________________________________________</text:p>
      <text:h text:style-name="P46" text:outline-level="1">Flex-<text:span text:style-name="T23">basis</text:span></text:h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2T19:32:03.952459642</dc:date>
    <meta:editing-duration>PT9H16M23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8" meta:paragraph-count="150" meta:word-count="1528" meta:character-count="10494" meta:non-whitespace-character-count="9104"/>
  </office:meta>
</office:document-meta>
</file>